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31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136cm"/>
    </style:style>
    <style:style style:name="gr8" style:family="graphic" style:parent-style-name="standard">
      <style:graphic-properties draw:stroke="none" svg:stroke-color="#000000" draw:fill="solid" draw:fill-color="#ffffff" fo:min-height="0.344cm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ffff" fo:min-height="0.608cm"/>
    </style:style>
    <style:style style:name="gr11" style:family="graphic" style:parent-style-name="standard">
      <style:graphic-properties draw:stroke="none" svg:stroke-color="#000000" draw:fill="none" draw:fill-color="#ffffff" fo:min-height="0.542cm"/>
    </style:style>
    <style:style style:name="gr12" style:family="graphic" style:parent-style-name="standard">
      <style:graphic-properties draw:stroke="none" svg:stroke-color="#000000" draw:fill="none" draw:fill-color="#ffffff" fo:min-height="0.47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4cm" svg:height="4.158cm" svg:x="1.396cm" svg:y="15.52cm">
          <text:p text:style-name="P1"><text:span text:style-name="T1">Key</text:span></text:p>
          <text:p text:style-name="P1"><text:span text:style-name="T2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884cm" svg:height="1.98cm" svg:x="22.384cm" svg:y="12.616cm">
          <text:p text:style-name="P3">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884cm" svg:height="1.98cm" svg:x="3.178cm" svg:y="8.26cm">
          <text:p text:style-name="P3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884cm" svg:height="1.98cm" svg:x="3.178cm" svg:y="12.616cm">
          <text:p text:style-name="P3">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884cm" svg:height="1.98cm" svg:x="14.332cm" svg:y="10.438cm">
          <text:p text:style-name="P3">Permi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884cm" svg:height="1.98cm" svg:x="22.384cm" svg:y="7.864cm">
          <text:p text:style-name="P3">Access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95cm" svg:height="1.254cm" svg:x="7.27cm" svg:y="2.65cm">
          <text:p text:style-name="P3"><text:span text:style-name="T4">{password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95cm" svg:height="1.254cm" svg:x="1.594cm" svg:y="2.65cm">
          <text:p text:style-name="P3"><text:span text:style-name="T4">{loginName}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62cm" svg:y1="8.26cm" svg:x2="4.069cm" svg:y2="3.904cm" draw:start-shape="id1" draw:start-glue-point="0" draw:end-shape="id2" draw:end-glue-point="2" svg:d="m5620 8260v-2178h-1551v-2178" svg:viewBox="0 0 1552 4357">
          <text:p/>
        </draw:connector>
        <draw:connector draw:style-name="gr4" draw:text-style-name="P3" draw:layer="layout" svg:x1="5.62cm" svg:y1="8.26cm" svg:x2="9.745cm" svg:y2="3.904cm" draw:start-shape="id1" draw:start-glue-point="0" draw:end-shape="id3" draw:end-glue-point="2" svg:d="m5620 8260v-2178h4125v-2178" svg:viewBox="0 0 4126 4357">
          <text:p/>
        </draw:connector>
        <draw:connector draw:style-name="gr4" draw:text-style-name="P3" draw:layer="layout" svg:x1="5.62cm" svg:y1="10.24cm" svg:x2="5.62cm" svg:y2="12.616cm" draw:start-shape="id1" draw:start-glue-point="2" draw:end-shape="id4" svg:d="m5620 10240v2376" svg:viewBox="0 0 1 2377">
          <text:p/>
        </draw:connector>
        <draw:connector draw:style-name="gr4" draw:text-style-name="P3" draw:layer="layout" svg:x1="8.062cm" svg:y1="9.25cm" svg:x2="14.332cm" svg:y2="11.428cm" draw:start-shape="id1" draw:start-glue-point="1" draw:end-shape="id5" draw:end-glue-point="3" svg:d="m8062 9250h3136v2178h3134" svg:viewBox="0 0 6271 2179">
          <text:p/>
        </draw:connector>
        <draw:connector draw:style-name="gr4" draw:text-style-name="P3" draw:layer="layout" svg:x1="8.062cm" svg:y1="13.606cm" svg:x2="14.332cm" svg:y2="11.428cm" draw:start-shape="id4" draw:start-glue-point="1" draw:end-shape="id5" draw:end-glue-point="3" svg:d="m8062 13606h3136v-2178h3134" svg:viewBox="0 0 6271 2179">
          <text:p/>
        </draw:connector>
        <draw:connector draw:style-name="gr4" draw:text-style-name="P3" draw:layer="layout" svg:x1="19.216cm" svg:y1="11.428cm" svg:x2="22.384cm" svg:y2="8.854cm" draw:start-shape="id5" draw:start-glue-point="1" draw:end-shape="id6" draw:end-glue-point="3" svg:d="m19216 11428h1585v-2574h1583" svg:viewBox="0 0 3169 2575">
          <text:p/>
        </draw:connector>
        <draw:frame draw:style-name="gr5" draw:layer="layout" svg:width="1.914cm" svg:height="0.962cm" svg:x="3.112cm" svg:y="4.762cm">
          <draw:text-box>
            <text:p>login</text:p>
          </draw:text-box>
        </draw:frame>
        <draw:frame draw:style-name="gr6" draw:layer="layout" svg:width="3.211cm" svg:height="0.962cm" svg:x="8.128cm" svg:y="4.658cm">
          <draw:text-box>
            <text:p>password</text:p>
          </draw:text-box>
        </draw:frame>
        <draw:frame draw:style-name="gr6" draw:layer="layout" svg:width="2.822cm" svg:height="0.962cm" svg:x="4.366cm" svg:y="10.768cm">
          <draw:text-box>
            <text:p>hasRole</text:p>
          </draw:text-box>
        </draw:frame>
        <draw:frame draw:style-name="gr6" draw:layer="layout" svg:width="4.655cm" svg:height="0.962cm" svg:x="8.885cm" svg:y="10.862cm">
          <draw:text-box>
            <text:p>hasPermission</text:p>
          </draw:text-box>
        </draw:frame>
        <draw:frame draw:style-name="gr7" draw:text-style-name="P5" draw:layer="layout" svg:width="11.748cm" svg:height="1.386cm" svg:x="9.25cm" svg:y="1.198cm">
          <draw:text-box>
            <text:p><text:span text:style-name="T5">User Management Structure</text:span></text:p>
          </draw:text-box>
        </draw:frame>
        <draw:custom-shape draw:style-name="gr3" draw:text-style-name="P4" xml:id="id7" draw:id="id7" draw:layer="layout" svg:width="4.95cm" svg:height="1.254cm" svg:x="12.814cm" svg:y="2.65cm">
          <text:p text:style-name="P3"><text:span text:style-name="T4">{passwordHash}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62cm" svg:y1="8.26cm" svg:x2="15.289cm" svg:y2="3.904cm" draw:start-shape="id1" draw:start-glue-point="0" draw:end-shape="id7" draw:end-glue-point="2" svg:d="m5620 8260v-2178h9669v-2178" svg:viewBox="0 0 9670 4357">
          <text:p/>
        </draw:connector>
        <draw:frame draw:style-name="gr6" draw:layer="layout" svg:width="4.689cm" svg:height="0.962cm" svg:x="13.012cm" svg:y="4.63cm">
          <draw:text-box>
            <text:p>passwordHash</text:p>
          </draw:text-box>
        </draw:frame>
        <draw:connector draw:style-name="gr4" draw:text-style-name="P3" draw:layer="layout" svg:x1="19.216cm" svg:y1="11.428cm" svg:x2="22.384cm" svg:y2="13.606cm" draw:start-shape="id5" draw:start-glue-point="1" draw:end-shape="id8" draw:end-glue-point="3" svg:d="m19216 11428h1585v2178h1583" svg:viewBox="0 0 3169 2179">
          <text:p/>
        </draw:connector>
        <draw:frame draw:style-name="gr8" draw:layer="layout" svg:width="3.3cm" svg:height="0.962cm" svg:x="19.216cm" svg:y="9.58cm">
          <draw:text-box>
            <text:p>hasMode</text:p>
          </draw:text-box>
        </draw:frame>
        <draw:custom-shape draw:style-name="gr9" draw:text-style-name="P3" xml:id="id9" draw:id="id9" draw:layer="layout" svg:width="4.884cm" svg:height="1.98cm" svg:x="23.506cm" svg:y="2.386cm">
          <text:p text:style-name="P3">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1.022cm" svg:x1="5.62cm" svg:y1="8.26cm" svg:x2="25.948cm" svg:y2="4.366cm" draw:start-shape="id1" draw:start-glue-point="0" draw:end-shape="id9" svg:d="m5620 8260v-924h20328v-2970" svg:viewBox="0 0 20329 3895">
          <text:p/>
        </draw:connector>
        <draw:frame draw:style-name="gr6" draw:layer="layout" svg:width="2.225cm" svg:height="0.962cm" svg:x="21.875cm" svg:y="6.742cm">
          <draw:text-box>
            <text:p>owner</text:p>
          </draw:text-box>
        </draw:frame>
        <draw:frame draw:style-name="gr10" draw:layer="layout" svg:width="2.64cm" svg:height="0.962cm" svg:x="19.612cm" svg:y="12.022cm">
          <draw:text-box>
            <text:p>covers</text:p>
          </draw:text-box>
        </draw:frame>
        <draw:custom-shape draw:style-name="gr3" draw:text-style-name="P4" xml:id="id10" draw:id="id10" draw:layer="layout" svg:width="4.95cm" svg:height="1.254cm" svg:x="14.2cm" svg:y="17.017cm">
          <text:p text:style-name="P3"><text:span text:style-name="T4">{spaceDefinition}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4.826cm" svg:y1="14.596cm" svg:x2="19.15cm" svg:y2="17.644cm" draw:start-shape="id8" draw:start-glue-point="2" draw:end-shape="id10" draw:end-glue-point="1" svg:d="m24826 14596v3048h-5676" svg:viewBox="0 0 5677 3049">
          <text:p/>
        </draw:connector>
        <draw:frame draw:style-name="gr6" draw:layer="layout" svg:width="2.822cm" svg:height="0.962cm" svg:x="20.998cm" svg:y="17.17cm">
          <draw:text-box>
            <text:p>includes</text:p>
          </draw:text-box>
        </draw:frame>
        <draw:custom-shape draw:style-name="gr2" draw:text-style-name="P3" xml:id="id11" draw:id="id11" draw:layer="layout" svg:width="4.884cm" svg:height="1.98cm" svg:x="14.398cm" svg:y="14.53cm">
          <text:p text:style-name="P3">Space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4.826cm" svg:y1="14.596cm" svg:x2="19.282cm" svg:y2="15.52cm" draw:start-shape="id8" draw:start-glue-point="2" draw:end-shape="id11" draw:end-glue-point="1" svg:d="m24826 14596v924h-5544" svg:viewBox="0 0 5545 925">
          <text:p/>
        </draw:connector>
        <draw:frame draw:style-name="gr6" draw:layer="layout" svg:width="3.567cm" svg:height="0.962cm" svg:x="20.536cm" svg:y="15.02cm">
          <draw:text-box>
            <text:p>spaceType</text:p>
          </draw:text-box>
        </draw:frame>
        <draw:custom-shape draw:style-name="gr3" draw:text-style-name="P4" xml:id="id12" draw:id="id12" draw:layer="layout" svg:width="4.95cm" svg:height="1.254cm" svg:x="14.2cm" svg:y="18.556cm">
          <text:p text:style-name="P3"><text:span text:style-name="T4">{spaceDefinition}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4.826cm" svg:y1="14.596cm" svg:x2="19.15cm" svg:y2="19.183cm" draw:start-shape="id8" draw:start-glue-point="2" draw:end-shape="id12" draw:end-glue-point="1" svg:d="m24826 14596v4587h-5676" svg:viewBox="0 0 5677 4588">
          <text:p/>
        </draw:connector>
        <draw:frame draw:style-name="gr6" draw:layer="layout" svg:width="3cm" svg:height="0.962cm" svg:x="21.13cm" svg:y="18.688cm">
          <draw:text-box>
            <text:p>excludes</text:p>
          </draw:text-box>
        </draw:frame>
        <draw:custom-shape draw:style-name="gr9" draw:text-style-name="P6" xml:id="id13" draw:id="id13" draw:layer="layout" svg:width="4.884cm" svg:height="1.98cm" svg:x="18.292cm" svg:y="2.386cm">
          <text:p text:style-name="P6"><text:span text:style-name="T2">PersonalProfileDocu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0.428cm" svg:x1="5.62cm" svg:y1="8.26cm" svg:x2="20.734cm" svg:y2="4.366cm" draw:start-shape="id1" draw:start-glue-point="0" draw:end-shape="id13" svg:d="m5620 8260v-1518h15114v-2376" svg:viewBox="0 0 15115 3895">
          <text:p/>
        </draw:connector>
        <draw:frame draw:style-name="gr6" draw:layer="layout" svg:width="2.225cm" svg:height="0.962cm" svg:x="15.652cm" svg:y="6.11cm">
          <draw:text-box>
            <text:p>profile</text:p>
          </draw:text-box>
        </draw:frame>
        <draw:custom-shape draw:style-name="gr2" draw:text-style-name="P3" draw:layer="layout" svg:width="1.016cm" svg:height="0.508cm" svg:x="2.518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6.864cm" svg:height="0.792cm" svg:x="4.036cm" svg:y="17.104cm">
          <draw:text-box>
            <text:p text:style-name="P7"><text:span text:style-name="T2">Class in UM Vocabulary</text:span></text:p>
          </draw:text-box>
        </draw:frame>
        <draw:custom-shape draw:style-name="gr9" draw:text-style-name="P3" draw:layer="layout" svg:width="1.016cm" svg:height="0.508cm" svg:x="2.518cm" svg:y="18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6.864cm" svg:height="0.792cm" svg:x="3.97cm" svg:y="17.962cm">
          <draw:text-box>
            <text:p text:style-name="P7"><text:span text:style-name="T2">Class in FOAF Vocabulary</text:span></text:p>
          </draw:text-box>
        </draw:frame>
        <draw:custom-shape draw:style-name="gr3" draw:text-style-name="P4" draw:layer="layout" svg:width="1.016cm" svg:height="0.381cm" svg:x="2.492cm" svg:y="18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6.864cm" svg:height="0.792cm" svg:x="4.036cm" svg:y="18.82cm">
          <draw:text-box>
            <text:p text:style-name="P7"><text:span text:style-name="T2">Literal</text:span></text:p>
          </draw:text-box>
        </draw:frame>
        <draw:frame draw:style-name="gr12" draw:text-style-name="P1" draw:layer="layout" svg:width="10.626cm" svg:height="0.726cm" svg:x="1.396cm" svg:y="16.378cm">
          <draw:text-box>
            <text:p text:style-name="P1"><text:span text:style-name="T2">Namespace : http://purl.org/stuff/usermanagement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3-05-28T11:57:31</meta:creation-date>
    <dc:date>2013-06-03T12:15:47</dc:date>
    <dc:creator>Danny Ayers</dc:creator>
    <meta:editing-duration>PT2H35M4S</meta:editing-duration>
    <meta:editing-cycles>11</meta:editing-cycles>
    <meta:generator>LibreOffice/4.0.2.2$Linux_x86 LibreOffice_project/400m0$Build-2</meta:generator>
    <meta:document-statistic meta:object-count="47"/>
  </office:meta>
</office:document-meta>
</file>